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master-page-name="">
      <style:table-properties style:width="4.5in" style:page-number="auto" fo:break-before="auto" fo:break-after="auto" table:align="left"/>
    </style:style>
    <style:style style:name="Table1.A" style:family="table-column">
      <style:table-column-properties style:column-width="1.625in"/>
    </style:style>
    <style:style style:name="Table1.B" style:family="table-column">
      <style:table-column-properties style:column-width="2.875in"/>
    </style:style>
    <style:style style:name="Table1.1" style:family="table-row">
      <style:table-row-properties fo:keep-together="always"/>
    </style:style>
    <style:style style:name="Table1.A1" style:family="table-cell">
      <style:table-cell-properties fo:padding="0.0403in" fo:border-left="0.5pt solid #000000" fo:border-right="none" fo:border-top="0.5pt solid #000000" fo:border-bottom="0.5pt solid #000000" style:writing-mode="page"/>
    </style:style>
    <style:style style:name="Table1.B1" style:family="table-cell">
      <style:table-cell-properties fo:padding="0.0403in" fo:border="0.5pt solid #000000" style:writing-mode="page"/>
    </style:style>
    <style:style style:name="Table1.A2" style:family="table-cell">
      <style:table-cell-properties fo:padding="0.0403in" fo:border-left="0.5pt solid #000000" fo:border-right="none" fo:border-top="none" fo:border-bottom="0.5pt solid #000000" style:writing-mode="page"/>
    </style:style>
    <style:style style:name="Table1.B2" style:family="table-cell">
      <style:table-cell-properties fo:padding="0.0403in" fo:border-left="0.5pt solid #000000" fo:border-right="0.5pt solid #000000" fo:border-top="none" fo:border-bottom="0.5pt solid #000000" style:writing-mode="page"/>
    </style:style>
    <style:style style:name="P1" style:family="paragraph" style:parent-style-name="Footer">
      <style:paragraph-properties fo:text-align="center" style:justify-single-word="false"/>
    </style:style>
    <style:style style:name="P2" style:family="paragraph" style:parent-style-name="Standard">
      <style:text-properties officeooo:paragraph-rsid="001ff56e"/>
    </style:style>
    <style:style style:name="P3" style:family="paragraph" style:parent-style-name="Standard">
      <style:paragraph-properties fo:text-align="center" style:justify-single-word="false"/>
      <style:text-properties fo:font-size="14pt" fo:font-weight="bold" officeooo:paragraph-rsid="001ff56e"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4pt" fo:font-weight="normal" officeooo:rsid="002fc1a8" officeooo:paragraph-rsid="002fc1a8" style:font-size-asian="14pt" style:font-weight-asian="normal" style:font-size-complex="14pt" style:font-weight-complex="normal"/>
    </style:style>
    <style:style style:name="P5" style:family="paragraph" style:parent-style-name="Standard">
      <style:text-properties style:font-name="Liberation Mono" fo:font-size="10pt" officeooo:paragraph-rsid="001ff56e" style:font-size-asian="10pt" style:font-size-complex="10pt"/>
    </style:style>
    <style:style style:name="P6" style:family="paragraph" style:parent-style-name="Standard">
      <style:paragraph-properties fo:margin-left="0.4925in" fo:margin-right="0in" fo:text-indent="0in" style:auto-text-indent="false"/>
      <style:text-properties style:font-name="Liberation Mono" fo:font-size="10pt" officeooo:paragraph-rsid="001ff56e" style:font-size-asian="10pt" style:font-size-complex="10pt"/>
    </style:style>
    <style:style style:name="P7" style:family="paragraph" style:parent-style-name="Standard">
      <style:text-properties officeooo:rsid="002d4cf7" officeooo:paragraph-rsid="002d4cf7"/>
    </style:style>
    <style:style style:name="P8" style:family="paragraph" style:parent-style-name="Standard">
      <style:text-properties officeooo:rsid="003582c3" officeooo:paragraph-rsid="003582c3"/>
    </style:style>
    <style:style style:name="P9" style:family="paragraph" style:parent-style-name="Contents_20_3">
      <style:paragraph-properties>
        <style:tab-stops>
          <style:tab-stop style:position="6.5311in" style:type="right" style:leader-style="dotted" style:leader-text="."/>
        </style:tab-stops>
      </style:paragraph-properties>
    </style:style>
    <style:style style:name="P10" style:family="paragraph" style:parent-style-name="Heading_20_3" style:master-page-name="">
      <style:paragraph-properties fo:orphans="3" style:page-number="auto"/>
    </style:style>
    <style:style style:name="P11" style:family="paragraph" style:parent-style-name="Heading_20_3" style:master-page-name="">
      <style:paragraph-properties style:page-number="auto"/>
    </style:style>
    <style:style style:name="P12" style:family="paragraph" style:parent-style-name="Standard">
      <style:text-properties officeooo:paragraph-rsid="0039c6a0"/>
    </style:style>
    <style:style style:name="P13" style:family="paragraph" style:parent-style-name="Standard">
      <style:text-properties officeooo:rsid="0039c6a0" officeooo:paragraph-rsid="0039c6a0"/>
    </style:style>
    <style:style style:name="P14" style:family="paragraph" style:parent-style-name="Standard">
      <style:text-properties officeooo:rsid="003b3893" officeooo:paragraph-rsid="003b3893"/>
    </style:style>
    <style:style style:name="P15" style:family="paragraph" style:parent-style-name="Standard">
      <style:text-properties officeooo:rsid="003b3893" officeooo:paragraph-rsid="003e16e4"/>
    </style:style>
    <style:style style:name="P16" style:family="paragraph" style:parent-style-name="Standard">
      <style:text-properties officeooo:paragraph-rsid="001ff56e"/>
    </style:style>
    <style:style style:name="P17" style:family="paragraph" style:parent-style-name="Standard">
      <style:text-properties officeooo:rsid="003c6b7c" officeooo:paragraph-rsid="003c6b7c"/>
    </style:style>
    <style:style style:name="P18" style:family="paragraph" style:parent-style-name="Standard">
      <style:text-properties officeooo:rsid="003c6b7c" officeooo:paragraph-rsid="003e16e4"/>
    </style:style>
    <style:style style:name="P19" style:family="paragraph" style:parent-style-name="Standard">
      <style:text-properties officeooo:rsid="003d7795" officeooo:paragraph-rsid="003d7795"/>
    </style:style>
    <style:style style:name="P20" style:family="paragraph" style:parent-style-name="Standard">
      <style:text-properties officeooo:rsid="003d7795" officeooo:paragraph-rsid="003e16e4"/>
    </style:style>
    <style:style style:name="P21" style:family="paragraph" style:parent-style-name="Standard">
      <style:text-properties officeooo:rsid="0034466a" officeooo:paragraph-rsid="0034466a"/>
    </style:style>
    <style:style style:name="P22" style:family="paragraph" style:parent-style-name="Standard">
      <style:text-properties officeooo:rsid="003dccfd" officeooo:paragraph-rsid="003dccfd"/>
    </style:style>
    <style:style style:name="P23" style:family="paragraph" style:parent-style-name="Standard">
      <style:paragraph-properties fo:margin-left="0.4925in" fo:margin-right="0in" fo:text-indent="0in" style:auto-text-indent="false"/>
      <style:text-properties style:font-name="Liberation Mono" fo:font-size="10pt" officeooo:rsid="003e16e4" officeooo:paragraph-rsid="003e16e4" style:font-size-asian="10pt" style:font-size-complex="10pt"/>
    </style:style>
    <style:style style:name="P24" style:family="paragraph" style:parent-style-name="Standard">
      <style:text-properties style:font-name="Liberation Mono" fo:font-size="10pt" officeooo:paragraph-rsid="001ff56e" style:font-size-asian="10pt" style:font-size-complex="10pt"/>
    </style:style>
    <style:style style:name="P25" style:family="paragraph" style:parent-style-name="Standard" style:master-page-name="">
      <loext:graphic-properties draw:fill-gradient-name="gradient" draw:fill-hatch-name="hatch"/>
      <style:paragraph-properties style:page-number="auto" fo:keep-with-next="always"/>
      <style:text-properties style:font-name="Liberation Mono" fo:font-size="10pt" officeooo:rsid="0021bf40" officeooo:paragraph-rsid="0021bf40" style:font-size-asian="10pt" style:font-size-complex="10pt"/>
    </style:style>
    <style:style style:name="P26" style:family="paragraph" style:parent-style-name="Standard">
      <loext:graphic-properties draw:fill-gradient-name="gradient" draw:fill-hatch-name="hatch"/>
      <style:paragraph-properties fo:keep-with-next="always"/>
      <style:text-properties style:font-name="Liberation Mono" fo:font-size="10pt" officeooo:paragraph-rsid="0021bf40" style:font-size-asian="10pt" style:font-size-complex="10pt"/>
    </style:style>
    <style:style style:name="P27" style:family="paragraph" style:parent-style-name="Standard">
      <style:text-properties officeooo:paragraph-rsid="003e16e4"/>
    </style:style>
    <style:style style:name="P28" style:family="paragraph" style:parent-style-name="Standard">
      <style:text-properties officeooo:paragraph-rsid="00271345"/>
    </style:style>
    <style:style style:name="P29" style:family="paragraph" style:parent-style-name="Standard">
      <style:text-properties officeooo:rsid="00388185" officeooo:paragraph-rsid="001ff56e"/>
    </style:style>
    <style:style style:name="P30" style:family="paragraph" style:parent-style-name="Table_20_Contents">
      <style:text-properties officeooo:rsid="003c6b7c" officeooo:paragraph-rsid="003c6b7c"/>
    </style:style>
    <style:style style:name="P31" style:family="paragraph" style:parent-style-name="Table_20_Contents">
      <style:text-properties officeooo:rsid="003d7795" officeooo:paragraph-rsid="003d7795"/>
    </style:style>
    <style:style style:name="P32" style:family="paragraph" style:parent-style-name="Table_20_Contents">
      <loext:graphic-properties draw:fill-gradient-name="gradient" draw:fill-hatch-name="hatch"/>
      <style:paragraph-properties fo:keep-with-next="always"/>
      <style:text-properties officeooo:rsid="003d7795" officeooo:paragraph-rsid="003d7795"/>
    </style:style>
    <style:style style:name="P33" style:family="paragraph" style:parent-style-name="Table_20_Heading">
      <style:text-properties officeooo:rsid="003c6b7c" officeooo:paragraph-rsid="003c6b7c"/>
    </style:style>
    <style:style style:name="T1" style:family="text">
      <style:text-properties officeooo:rsid="0021bf40"/>
    </style:style>
    <style:style style:name="T2" style:family="text">
      <style:text-properties officeooo:rsid="002354b2"/>
    </style:style>
    <style:style style:name="T3" style:family="text">
      <style:text-properties officeooo:rsid="0024ff5f"/>
    </style:style>
    <style:style style:name="T4" style:family="text">
      <style:text-properties officeooo:rsid="00271345"/>
    </style:style>
    <style:style style:name="T5" style:family="text">
      <style:text-properties officeooo:rsid="0030ea86"/>
    </style:style>
    <style:style style:name="T6" style:family="text">
      <style:text-properties officeooo:rsid="003238bf"/>
    </style:style>
    <style:style style:name="T7" style:family="text">
      <style:text-properties officeooo:rsid="00368c3d"/>
    </style:style>
    <style:style style:name="T8" style:family="text">
      <style:text-properties officeooo:rsid="00388185"/>
    </style:style>
    <style:style style:name="T9" style:family="text">
      <style:text-properties officeooo:rsid="0039c6a0"/>
    </style:style>
    <style:style style:name="T10" style:family="text">
      <style:text-properties officeooo:rsid="003b3893"/>
    </style:style>
    <style:style style:name="T11" style:family="text">
      <style:text-properties officeooo:rsid="003c6b7c"/>
    </style:style>
    <style:style style:name="T12" style:family="text">
      <style:text-properties officeooo:rsid="003d7795"/>
    </style:style>
    <style:style style:name="T13" style:family="text">
      <style:text-properties officeooo:rsid="003e16e4"/>
    </style:style>
    <style:style style:name="T14" style:family="text">
      <style:text-properties officeooo:rsid="003e58ca"/>
    </style:style>
    <style:style style:name="Sect1" style:family="section">
      <style:section-properties style:editable="false">
        <style:columns fo:column-count="1" fo:column-gap="0in"/>
      </style:section-properties>
    </style: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he H8-<text:span text:style-name="T9">Z180</text:span> RAM Programmer's Manual</text:p>
      <text:p text:style-name="P4"><text:date style:data-style-name="N37" text:date-value="2023-02-09T05:29:32.124690189">02/09/23</text:date></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text:a xlink:type="simple" xlink:href="#__RefHeading___Toc9823_1034753722" text:style-name="Index_20_Link" text:visited-style-name="Index_20_Link">Initialization<text:tab/>2</text:a></text:p>
          <text:p text:style-name="P9"><text:a xlink:type="simple" xlink:href="#__RefHeading___Toc9825_1034753722" text:style-name="Index_20_Link" text:visited-style-name="Index_20_Link">CP/M 3 Banked Memory<text:tab/>2</text:a></text:p>
          <text:p text:style-name="P9"><text:a xlink:type="simple" xlink:href="#__RefHeading___Toc9827_1034753722" text:style-name="Index_20_Link" text:visited-style-name="Index_20_Link">RAM Disk<text:tab/>3</text:a></text:p>
        </text:index-body>
      </text:table-of-content>
      <text:p text:style-name="P12"/>
      <text:p text:style-name="P12"><text:span text:style-name="T9">The Z180 can directly access 1M of RAM/ROM using the built-in MMU. The Z180 CPU is still restricted to a 64K address space, but the MMU presents a sliding window partitioning of the 64K logical address space mapped to the 1M physical address space. The windows have a granularity of 4K.</text:span></text:p>
      <text:p text:style-name="P12"/>
      <text:p text:style-name="P13">There are three, maximum, windows which have fixed order and relationship to each other. The first window is “Common <text:span text:style-name="T10">Area </text:span>0” and is always mapping logical addresses starting at 0000 to physical addresses starting at 00000, however this window may be shrunk to 0-bytes length – essentially disabling it. The second window is “Banked <text:span text:style-name="T10">Area</text:span>” and always immediately follows “Common <text:span text:style-name="T10">Area </text:span>0” in the logical address space. This window may also be shrunk to 0-bytes length. The last window is “Common <text:span text:style-name="T10">Area </text:span>1” and always immediately follows “Banked <text:span text:style-name="T10">Area</text:span>” and always extends to the end of the logical address space<text:span text:style-name="T10">.</text:span></text:p>
      <text:p text:style-name="P13"/>
      <text:p text:style-name="P14">This windowing is configured using the Common/Bank Area Register (CBAR). The low 4 bits of the CBAR define the starting address (x000) of the “Banked Area” – which also defines the end of “Common Area 0”. The high 4 bits of the CBAR define starting address of “Common Area 1” – and thus define the end of the “Banked Area”.</text:p>
      <text:p text:style-name="P14"/>
      <text:p text:style-name="P18">Here are some example CBAR values and how they affect the MMU windows:</text:p>
      <text:p text:style-name="P18"/>
      <table:table table:name="Table1" table:style-name="Table1">
        <table:table-column table:style-name="Table1.A"/>
        <table:table-column table:style-name="Table1.B"/>
        <table:table-header-rows>
          <table:table-row table:style-name="Table1.1">
            <table:table-cell table:style-name="Table1.A1" office:value-type="string">
              <text:p text:style-name="P33">BAR</text:p>
            </table:table-cell>
            <table:table-cell table:style-name="Table1.B1" office:value-type="string">
              <text:p text:style-name="P33">Windows</text:p>
            </table:table-cell>
          </table:table-row>
        </table:table-header-rows>
        <table:table-row table:style-name="Table1.1">
          <table:table-cell table:style-name="Table1.A2" table:number-rows-spanned="3" office:value-type="string">
            <text:p text:style-name="P30">FF (default)</text:p>
          </table:table-cell>
          <table:table-cell table:style-name="Table1.B2" office:value-type="string">
            <text:p text:style-name="P30">0000-EFFF = Common Area 0 (60K)</text:p>
          </table:table-cell>
        </table:table-row>
        <table:table-row table:style-name="Table1.1">
          <table:covered-table-cell table:style-name="Table1.A2"/>
          <table:table-cell table:style-name="Table1.B2" office:value-type="string">
            <text:p text:style-name="P30">F000-F000 = Banked Area (disabled)</text:p>
          </table:table-cell>
        </table:table-row>
        <table:table-row table:style-name="Table1.1">
          <table:covered-table-cell table:style-name="Table1.A2"/>
          <table:table-cell table:style-name="Table1.B2" office:value-type="string">
            <text:p text:style-name="P30">F000-FFFF = Common Area 1 (4K)</text:p>
          </table:table-cell>
        </table:table-row>
        <table:table-row table:style-name="Table1.1">
          <table:table-cell table:style-name="Table1.A2" table:number-rows-spanned="3" office:value-type="string">
            <text:p text:style-name="P30">C0 – Traditional 48K banked, 16K common</text:p>
          </table:table-cell>
          <table:table-cell table:style-name="Table1.B2" office:value-type="string">
            <text:p text:style-name="P30">0000-0000 = Common Area 0 (disabled)</text:p>
          </table:table-cell>
        </table:table-row>
        <table:table-row table:style-name="Table1.1">
          <table:covered-table-cell table:style-name="Table1.A2"/>
          <table:table-cell table:style-name="Table1.B2" office:value-type="string">
            <text:p text:style-name="P30">0000-BFFF = Banked Area <text:span text:style-name="T12">(48K)</text:span></text:p>
          </table:table-cell>
        </table:table-row>
        <table:table-row table:style-name="Table1.1">
          <table:covered-table-cell table:style-name="Table1.A2"/>
          <table:table-cell table:style-name="Table1.B2" office:value-type="string">
            <text:p text:style-name="P30">C000-FFFF = Common Area 1 <text:span text:style-name="T12">(16K)</text:span></text:p>
          </table:table-cell>
        </table:table-row>
        <table:table-row table:style-name="Table1.1">
          <table:table-cell table:style-name="Table1.A2" table:number-rows-spanned="3" office:value-type="string">
            <text:p text:style-name="P32">C4 – Used for accessing 32K EEPROM</text:p>
          </table:table-cell>
          <table:table-cell table:style-name="Table1.B2" office:value-type="string">
            <text:p text:style-name="P32">0000-3FFF = Common Area 0 (16K)</text:p>
          </table:table-cell>
        </table:table-row>
        <table:table-row table:style-name="Table1.1">
          <table:covered-table-cell table:style-name="Table1.A2"/>
          <table:table-cell table:style-name="Table1.B2" office:value-type="string">
            <text:p text:style-name="P31">4000-BFFF = Banked Area (32K)</text:p>
          </table:table-cell>
        </table:table-row>
        <table:table-row table:style-name="Table1.1">
          <table:covered-table-cell table:style-name="Table1.A2"/>
          <table:table-cell table:style-name="Table1.B2" office:value-type="string">
            <text:p text:style-name="P31">C000-FFFF = Common Area 1 (16K)</text:p>
          </table:table-cell>
        </table:table-row>
      </table:table>
      <text:p text:style-name="P17"/>
      <text:p text:style-name="P15">“Common Area 0” is always directly mapped to physical address 00000, but “Banked Area” and “Common Area 1” may be mapped to physical memory starting at any 4K boundary. The Bank Base <text:soft-page-break/>Register (BBR) defines the physical address base (xx000) for the “Banked Area” window. The Common Base Register (CBR) defines the physical address base for the “Common Area 1” window.</text:p>
      <text:p text:style-name="P27"/>
      <text:p text:style-name="P18"><text:span text:style-name="T13">Note that the Z180 MMU adds the logical address to the relevant base address to produce the physical address. Therefor, the CBAR configuration must be taken into account when determining/interpreting the base address registers.</text:span></text:p>
      <text:p text:style-name="P18"/>
      <text:p text:style-name="P20">The Z180 maps all windows to physical address 00000 by default (BBR = CBR = 00). The H8-Z180 places RAM at physical address 00000, and exposes the 32K EEPROM at physical addresses F8000-FFFFF. Since the tradition Heath ROM mapping scheme is required by software, after RESET the H8-Z180 overlays the logical address space 0000-1FFF with the first 8K of the EEPROM, allowing for the normal Heath H8/H89 startup procedures.</text:p>
      <text:p text:style-name="P19"/>
      <text:p text:style-name="P2">As with all banked memory schemes, care must be taken to ensure that the code which is executing is in memory that does not change with the mapping. <text:span text:style-name="T11">In addition, the program stack must be preserved, or must not be used. </text:span>It is also necessary to consider interrupts and whether the necessary code/<text:span text:style-name="T11">stack</text:span> is available to service an interrupt. For this reason, interrupts are often disabled during critical bank switch operations.</text:p>
      <text:p text:style-name="P2"/>
      <text:p text:style-name="P22">Note that the Z180 DMA engine uses physical memory addresses, and completely bypasses CBAR, BBR, and CBR. This is a benefit at times, but can also create complications for things like CP/M 3 when trying to access a user DMA (as defined by CP/M) block that spans the banked and common boundary.</text:p>
      <text:p text:style-name="P22"/>
      <text:h text:style-name="Heading_20_3" text:outline-level="3"><text:bookmark-start text:name="__RefHeading___Toc9823_1034753722"/>Initialization<text:bookmark-end text:name="__RefHeading___Toc9823_1034753722"/></text:h>
      <text:p text:style-name="P21"/>
      <text:h text:style-name="P10" text:outline-level="3"><text:bookmark-start text:name="__RefHeading___Toc9825_1034753722"/>CP/M 3 Banked Memory<text:bookmark-end text:name="__RefHeading___Toc9825_1034753722"/></text:h>
      <text:p text:style-name="P2">Here is a typical CP/M 3 Bank Switching table for the first <text:span text:style-name="T6">208K (four </text:span><text:span text:style-name="T13">56</text:span><text:span text:style-name="T6">K banks plus </text:span><text:span text:style-name="T13">8</text:span><text:span text:style-name="T6">K common)</text:span> of the RAM:</text:p>
      <text:p text:style-name="P2"/>
      <text:p text:style-name="P23">CBAR = E0 (56K banked, 8K common)</text:p>
      <text:p text:style-name="P23">CBR = 00 (physical memory 0E000-0FFFF in Common Area 1)</text:p>
      <text:p text:style-name="P6">bank0:<text:tab/><text:span text:style-name="T13">BBR = 00 (physical memory 00000-0DFFF)</text:span></text:p>
      <text:p text:style-name="P6">bank1:<text:tab/><text:span text:style-name="T13">BBR = 10 (physical memory 10000-1DFFF)</text:span></text:p>
      <text:p text:style-name="P6">bank2:<text:tab/><text:span text:style-name="T13">BBR = 1E (physical memory 1E000-2BFFF)</text:span></text:p>
      <text:p text:style-name="P6">bank3:<text:tab/><text:span text:style-name="T13">BBR = 2C (physical memory 2C000-39FFF)</text:span></text:p>
      <text:p text:style-name="P2"/>
      <text:p text:style-name="P2">Because of the <text:span text:style-name="T13">DMA engine using physical addresses,</text:span> the CP/M 3 "XMOVE" feature may be implemented. This allows for more flexible placement of buffers and can also improve performance of the Directory HASH Buffers and warm boot reloading of the CCP.</text:p>
      <text:p text:style-name="P2"/>
      <text:p text:style-name="P2">The reference implementation (mem<text:span text:style-name="T14">z180</text:span>.asm) demonstrates all of the above. <text:span text:style-name="T1">An example bank select routine, where the logical bank number is passed in A, is:</text:span></text:p>
      <text:p text:style-name="P2"/>
      <text:p text:style-name="P25"><text:soft-page-break/>bank$sel:</text:p>
      <text:p text:style-name="P26"><text:s text:c="8"/>lxi <text:s text:c="4"/>h,table ; <text:span text:style-name="T1">table of bank schemes</text:span></text:p>
      <text:p text:style-name="P5"><text:s text:c="8"/>mov <text:s text:c="4"/>c,a <text:s text:c="4"/>; <text:span text:style-name="T2">logical bank number * 4</text:span></text:p>
      <text:p text:style-name="P5"><text:s text:c="8"/>mvi <text:s text:c="4"/>b,0 <text:s text:c="4"/>;</text:p>
      <text:p text:style-name="P5"><text:s text:c="8"/>dad <text:s text:c="4"/>b <text:s text:c="6"/>; <text:span text:style-name="T1">index to desired bank</text:span></text:p>
      <text:p text:style-name="P5"><text:s text:c="8"/><text:span text:style-name="T14">mov <text:s text:c="4"/>a,m <text:s text:c="4"/>; get base addresses</text:span></text:p>
      <text:p text:style-name="P5"><text:s text:c="8"/><text:span text:style-name="T14">out0 <text:s text:c="3"/>mmu$bbr ; change base addr reg – map memory</text:span></text:p>
      <text:p text:style-name="P2"/>
      <text:p text:style-name="P28"/>
      <text:h text:style-name="P11" text:outline-level="3"><text:bookmark-start text:name="__RefHeading___Toc9827_1034753722"/>RAM Disk<text:bookmark-end text:name="__RefHeading___Toc9827_1034753722"/></text:h>
      <text:p text:style-name="P2">Since CP/M 3 can rarely take advantage of more that 3 banks <text:span text:style-name="T3">(1</text:span><text:span text:style-name="T14">7</text:span><text:span text:style-name="T3">6K)</text:span>, the additional memory beyond what CP/M 3 can use may be organized into a "RAM disk".</text:p>
      <text:p text:style-name="P2"/>
      <text:p text:style-name="P2">Because of the <text:span text:style-name="T14">DMA engine</text:span>, I/O to/from the RAM Disk can be done directly to the CP/M DMA Buffers. This greatly improves performance <text:span text:style-name="T3">and simplifies the driver code</text:span>. <text:span text:style-name="T14">However, care must be taken when the CP/M DMA buffer spans the Common Area 1 boundary.</text:span></text:p>
      <text:p text:style-name="P2"/>
      <text:p text:style-name="P2">The reference RAM Disk implementation (rd<text:span text:style-name="T14">z180</text:span>.asm) computes the <text:span text:style-name="T14">physical address</text:span> which represents the desired disk data, then <text:span text:style-name="T14">programs the DMA engine to transfer to/from the data area</text:span>. Note, the DMA buffer may be for BDOS buffers or the user's program space so a specific bank cannot be assumed. <text:span text:style-name="T14">The DMA bank and address must be translated to a physical address, and also must be checked for location below/above the Common Area 1 boundary.</text:span></text:p>
      <text:p text:style-name="P2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age-number text:select-page="current">3</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0-29T20:54:37.489949245</meta:creation-date>
    <meta:editing-duration>P2DT2H18M15S</meta:editing-duration>
    <meta:editing-cycles>22</meta:editing-cycles>
    <meta:generator>LibreOffice/7.3.7.2$Linux_X86_64 LibreOffice_project/30$Build-2</meta:generator>
    <dc:date>2023-02-09T05:29:31.967268046</dc:date>
    <meta:document-statistic meta:table-count="1" meta:image-count="0" meta:object-count="0" meta:page-count="3" meta:paragraph-count="52" meta:word-count="923" meta:character-count="5448" meta:non-whitespace-character-count="4482"/>
  </office:meta>
</office:document-meta>
</file>